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V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style>
    <style:style style:name="Table2.A" style:family="table-column">
      <style:table-column-properties style:column-width="0.3958in"/>
    </style:style>
    <style:style style:name="Table2.B" style:family="table-column">
      <style:table-column-properties style:column-width="0.2632in"/>
    </style:style>
    <style:style style:name="Table2.C" style:family="table-column">
      <style:table-column-properties style:column-width="0.3299in"/>
    </style:style>
    <style:style style:name="Table2.D" style:family="table-column">
      <style:table-column-properties style:column-width="0.3292in"/>
    </style:style>
    <style:style style:name="Table2.U" style:family="table-column">
      <style:table-column-properties style:column-width="0.3326in"/>
    </style:style>
    <style:style style:name="Table2.A1" style:family="table-cell">
      <style:table-cell-properties fo:padding="0.0382in" fo:border-left="0.0007in solid #000000" fo:border-right="none" fo:border-top="0.0007in solid #000000" fo:border-bottom="0.0007in solid #000000"/>
    </style:style>
    <style:style style:name="Table2.U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U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table:align="left"/>
    </style:style>
    <style:style style:name="Table3.A" style:family="table-column">
      <style:table-column-properties style:column-width="0.9271in"/>
    </style:style>
    <style:style style:name="Table3.B" style:family="table-column">
      <style:table-column-properties style:column-width="1.7813in"/>
    </style:style>
    <style:style style:name="Table3.C" style:family="table-column">
      <style:table-column-properties style:column-width="3.0938in"/>
    </style:style>
    <style:style style:name="Table3.D" style:family="table-column">
      <style:table-column-properties style:column-width="1.125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3292in" style:rel-column-width="3118*"/>
    </style:style>
    <style:style style:name="Table4.B" style:family="table-column">
      <style:table-column-properties style:column-width="0.3299in" style:rel-column-width="3120*"/>
    </style:style>
    <style:style style:name="Table4.C" style:family="table-column">
      <style:table-column-properties style:column-width="0.3299in" style:rel-column-width="3121*"/>
    </style:style>
    <style:style style:name="Table4.F" style:family="table-column">
      <style:table-column-properties style:column-width="0.3299in" style:rel-column-width="3122*"/>
    </style:style>
    <style:style style:name="Table4.T" style:family="table-column">
      <style:table-column-properties style:column-width="0.3299in" style:rel-column-width="3123*"/>
    </style:style>
    <style:style style:name="Table4.A1" style:family="table-cell">
      <style:table-cell-properties fo:padding="0.0382in" fo:border-left="0.0007in solid #000000" fo:border-right="none" fo:border-top="0.0007in solid #000000" fo:border-bottom="0.0007in solid #000000"/>
    </style:style>
    <style:style style:name="Table4.U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U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0.3292in" style:rel-column-width="3118*"/>
    </style:style>
    <style:style style:name="Table5.B" style:family="table-column">
      <style:table-column-properties style:column-width="0.3299in" style:rel-column-width="3120*"/>
    </style:style>
    <style:style style:name="Table5.C" style:family="table-column">
      <style:table-column-properties style:column-width="0.3299in" style:rel-column-width="3121*"/>
    </style:style>
    <style:style style:name="Table5.F" style:family="table-column">
      <style:table-column-properties style:column-width="0.3299in" style:rel-column-width="3122*"/>
    </style:style>
    <style:style style:name="Table5.T" style:family="table-column">
      <style:table-column-properties style:column-width="0.3299in" style:rel-column-width="3123*"/>
    </style:style>
    <style:style style:name="Table5.A1" style:family="table-cell">
      <style:table-cell-properties fo:padding="0.0382in" fo:border-left="0.0007in solid #000000" fo:border-right="none" fo:border-top="0.0007in solid #000000" fo:border-bottom="0.0007in solid #000000"/>
    </style:style>
    <style:style style:name="Table5.U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transparent" fo:padding="0.0382in" fo:border-left="0.0007in solid #000000" fo:border-right="none" fo:border-top="none" fo:border-bottom="0.0007in solid #000000">
        <style:background-image/>
      </style:table-cell-properties>
    </style:style>
    <style:style style:name="Table5.U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able_20_Contents">
      <style:text-properties fo:color="#b3b3b3"/>
    </style:style>
    <style:style style:name="P5" style:family="paragraph" style:parent-style-name="Text_20_body">
      <style:text-properties fo:font-style="italic" style:text-underline-style="solid" style:text-underline-width="auto" style:text-underline-color="font-color" style:font-style-asian="italic" style:font-style-complex="italic"/>
    </style:style>
    <style:style style:name="P6" style:family="paragraph" style:parent-style-name="Text_20_body">
      <style:paragraph-properties>
        <style:tab-stops>
          <style:tab-stop style:position="0.1146in"/>
        </style:tab-stops>
      </style:paragraph-properties>
    </style:style>
    <style:style style:name="P7" style:family="paragraph" style:parent-style-name="Text_20_body" style:list-style-name="L1"/>
    <style:style style:name="P8" style:family="paragraph" style:parent-style-name="Text_20_body">
      <style:text-properties fo:font-style="italic" style:text-underline-style="solid" style:text-underline-width="auto" style:text-underline-color="font-color" style:font-style-asian="italic" style:font-style-complex="italic"/>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color="#b3b3b3"/>
    </style:style>
    <style:style style:name="P11" style:family="paragraph" style:parent-style-name="Table_20_Contents">
      <style:text-properties fo:color="#999999"/>
    </style:style>
    <style:style style:name="P12" style:family="paragraph" style:parent-style-name="Table_20_Contents">
      <style:text-properties fo:color="#999999" fo:font-weight="normal" style:font-weight-asian="normal" style:font-weight-complex="normal"/>
    </style:style>
    <style:style style:name="P13" style:family="paragraph" style:parent-style-name="Table_20_Contents">
      <style:text-properties style:use-window-font-color="tru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fo:color="#999999" style:font-name="Times New Roman" fo:font-size="10pt" fo:font-weight="normal" style:font-size-asian="10pt" style:font-weight-asian="normal" style:font-size-complex="10pt" style:font-weight-complex="normal"/>
    </style:style>
    <style:style style:name="T7" style:family="text">
      <style:text-properties style:use-window-font-color="true" fo:font-size="8pt" style:font-size-asian="8pt" style:font-size-complex="8pt"/>
    </style:style>
    <style:style style:name="T8"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9" style:family="text">
      <style:text-properties style:use-window-font-color="true" fo:font-size="8pt" style:text-underline-style="solid" style:text-underline-width="auto" style:text-underline-color="font-color" style:font-size-asian="8pt" style:font-size-complex="8pt"/>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style:font-size-asian="10.5pt" style:font-weight-asian="normal" style:font-size-complex="12pt" style:font-weight-complex="normal"/>
    </style:style>
    <style:style style:name="T1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Times New Roman" fo:font-size="10pt" fo:font-weight="normal" style:font-size-asian="10pt" style:font-weight-asian="normal" style:font-size-complex="10pt" style:font-weight-complex="normal"/>
    </style:style>
    <style:style style:name="T16" style:family="text">
      <style:text-properties style:font-name="Times New Roman" fo:font-size="10pt" style:font-size-asian="10pt" style:font-size-complex="10pt"/>
    </style:style>
    <style:style style:name="T17" style:family="text">
      <style:text-properties fo:font-size="12pt" style:font-size-asian="12pt" style:font-size-complex="12pt"/>
    </style:style>
    <style:style style:name="T18" style:family="text">
      <style:text-properties style:font-name="Arial" fo:font-size="14pt" fo:font-weight="bold" style:font-size-asian="14pt" style:font-weight-asian="bold" style:font-size-complex="14pt" style:font-weight-complex="bold"/>
    </style:style>
    <style:style style:name="T19" style:family="text">
      <style:text-properties fo:font-size="10pt" fo:font-style="normal" style:font-size-asian="10pt" style:font-style-asian="normal" style:font-size-complex="10pt" style:font-style-complex="normal"/>
    </style:style>
    <style:style style:name="T20" style:family="text">
      <style:text-properties fo:color="#666666" style:font-name="Times New Roman" fo:font-size="10pt" fo:font-weight="normal" style:font-size-asian="10pt" style:font-weight-asian="normal" style:font-size-complex="10pt" style:font-weight-complex="normal"/>
    </style:style>
    <style:style style:name="T21" style:family="text">
      <style:text-properties fo:color="#666666" style:font-name="Times New Roman" fo:font-size="10pt" style:font-size-asian="10pt" style:font-size-complex="10pt"/>
    </style:style>
    <style:style style:name="T22" style:family="text">
      <style:text-properties fo:color="#666666" fo:font-size="10pt" fo:font-style="normal" style:font-size-asian="10pt" style:font-style-asian="normal" style:font-size-complex="10pt" style:font-style-complex="normal"/>
    </style:style>
    <style:style style:name="T23" style:family="text">
      <style:text-properties fo:color="#4c4c4c" style:font-name="Times New Roman"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5">insert image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Alternatively, I will also show you how to use a recycled IR toy helicopter remote that has 3 joystick channels and 2 buttons – these are easily obtainable and provide more real-time control of your robot. </text:p>
      <text:p text:style-name="Text_20_body"/>
      <text:p text:style-name="Text_20_body">Parts List: Infrared Controlled Robo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mage</text:p>
          </table:table-cell>
          <table:table-cell table:style-name="Table3.A1" office:value-type="string">
            <text:p text:style-name="Table_20_Contents">Part Name</text:p>
          </table:table-cell>
          <table:table-cell table:style-name="Table3.A1" office:value-type="string">
            <text:p text:style-name="Table_20_Contents">Retailer</text:p>
          </table:table-cell>
          <table:table-cell table:style-name="Table3.D1" office:value-type="string">
            <text:p text:style-name="Table_20_Contents">Price</text:p>
          </table:table-cell>
        </table:table-row>
        <table:table-row>
          <table:table-cell table:style-name="Table3.A2" office:value-type="string">
            <text:p text:style-name="Table_20_Contents"/>
          </table:table-cell>
          <table:table-cell table:style-name="Table3.A2" office:value-type="string">
            <text:p text:style-name="Table_20_Contents">Infrared receiver module</text:p>
          </table:table-cell>
          <table:table-cell table:style-name="Table3.A2" office:value-type="string">
            <text:p text:style-name="Table_20_Contents">Radio Shack (276-640), Sparkfun.com (SEN-10266)</text:p>
          </table:table-cell>
          <table:table-cell table:style-name="Table3.D2" office:value-type="string">
            <text:p text:style-name="Table_20_Contents">$2 - $4</text:p>
          </table:table-cell>
        </table:table-row>
        <table:table-row>
          <table:table-cell table:style-name="Table3.A2" office:value-type="string">
            <text:p text:style-name="Table_20_Contents"/>
          </table:table-cell>
          <table:table-cell table:style-name="Table3.A2" office:value-type="string">
            <text:p text:style-name="Table_20_Contents">Infrared Remote Control </text:p>
          </table:table-cell>
          <table:table-cell table:style-name="Table3.A2" office:value-type="string">
            <text:p text:style-name="Table_20_Contents">Radio Shack, Sparkfun, or just find one</text:p>
          </table:table-cell>
          <table:table-cell table:style-name="Table3.D2" office:value-type="string">
            <text:p text:style-name="Table_20_Contents">$5</text:p>
          </table:table-cell>
        </table:table-row>
        <table:table-row>
          <table:table-cell table:style-name="Table3.A2" office:value-type="string">
            <text:p text:style-name="Table_20_Contents"/>
          </table:table-cell>
          <table:table-cell table:style-name="Table3.A2" office:value-type="string">
            <text:p text:style-name="Table_20_Contents">Robot base – Makeblock</text:p>
          </table:table-cell>
          <table:table-cell table:style-name="Table3.A2" office:value-type="string">
            <text:p text:style-name="Table_20_Contents">Seeed Studios</text:p>
          </table:table-cell>
          <table:table-cell table:style-name="Table3.D2" office:value-type="string">
            <text:p text:style-name="Table_20_Contents">$69</text:p>
          </table:table-cell>
        </table:table-row>
      </table:table>
      <text:p text:style-name="Standard"/>
      <text:p text:style-name="Standard"/>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text:soft-page-break/>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5"/>
      <text:p text:style-name="P5">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5"/>
      <text:p text:style-name="P5">insert image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oft-page-break/><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0">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19"><text:s/>int pulse_pin = 6; <text:s/></text:span></text:span><text:span text:style-name="Citation"><text:span text:style-name="T22">// create a variable called pulse_pin attached to pin D6 on Arduino</text:span></text:span></text:p>
      <text:p text:style-name="Text_20_body"><text:s text:c="2"/><text:span text:style-name="Teletype"><text:span text:style-name="T16">pulse_val = pulseIn(pulse_pin, HIGH, 20000); </text:span></text:span><text:span text:style-name="Teletype"><text:span text:style-name="T21"><text:s/>// read the pulse_pin on D6, to see if a pulse is present</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oft-page-break/><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2">// create a variable called pulse_pin 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text:soft-page-break/>–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7">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1"/></text:span></text:p>
      <text:p text:style-name="Text_20_body"><text:span text:style-name="Teletype"><text:span text:style-name="T11"><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1"><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text:soft-page-break/>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oft-page-break/><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5">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ext:soft-page-break/>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7">00000010</text:span></text:span><text:span text:style-name="Teletype"><text:span text:style-name="T9">01</text:span></text:span><text:span text:style-name="Teletype"><text:span text:style-name="T8">0</text:span></text:span><text:span text:style-name="Teletype"><text:span text:style-name="T7">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oft-page-break/><text:span text:style-name="Teletype"><text:span text:style-name="T12"><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2"><text:s text:c="2"/></text:span></text:span></text:p>
      <text:h text:style-name="Heading_20_2" text:outline-level="2"><text:span text:style-name="Teletype"><text:span text:style-name="T18">Infrared Helicopter Remote</text:span></text:span></text:h>
      <text:p text:style-name="Text_20_body"><text:span text:style-name="Teletype"><text:span text:style-name="T12"/></text:span></text:p>
      <text:p text:style-name="Text_20_body"><text:span text:style-name="Teletype"><text:span text:style-name="T12"><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text:span></text:span><text:span text:style-name="Teletype"><text:span text:style-name="T12">are much easier to use and can be used without harming your toy helicopter. If you don't have a toy helicopter, you might still be able to find one from a friend with a broken helicopter or from the thrift-</text:span></text:span><text:span text:style-name="Teletype"><text:span text:style-name="T12">store for a few dollars. If you cannot locate one, you can still use the standard TV remote method to control your robot.</text:span></text:span></text:p>
      <text:h text:style-name="Heading_20_3" text:outline-level="3"><text:span text:style-name="Teletype"><text:span text:style-name="T18">Decoding Speed</text:span></text:span></text:h>
      <text:p text:style-name="Text_20_body"><text:span text:style-name="Teletype"><text:span text:style-name="T12"><text:s text:c="2"/>The first step to decoding these signals is to upload the code and open your Serial monitor. Now turn on your IR remote and move the throttle stick – this should prompt some signals to be read by your Arduino and appear on your serial monitor window. The first thing I would do is count the number of digits that consistently appear in each string (I observed 20 digits per string). Here is a table of the values I observed – the top row is the index of each string character and the S1 – S14 represents the 14 different speed signals I recorded:</text:span></text:span></text:p>
      <text:p text:style-name="Text_20_body"><text:span text:style-name="Teletype"><text:span text:style-name="T12"/></text:span></text:p>
      <text:p text:style-name="Text_20_body"><text:span text:style-name="Teletype"><text:span text:style-name="T12">Table x.x – chart of the speed values I recorded from my IR helicopter remote</text:span></text:span></text:p>
      <table:table table:name="Table2" table:style-name="Table2">
        <table:table-column table:style-name="Table2.A"/>
        <table:table-column table:style-name="Table2.B"/>
        <table:table-column table:style-name="Table2.C"/>
        <table:table-column table:style-name="Table2.D"/>
        <table:table-column table:style-name="Table2.C" table:number-columns-repeated="6"/>
        <table:table-column table:style-name="Table2.D"/>
        <table:table-column table:style-name="Table2.C" table:number-columns-repeated="5"/>
        <table:table-column table:style-name="Table2.D"/>
        <table:table-column table:style-name="Table2.C" table:number-columns-repeated="3"/>
        <table:table-column table:style-name="Table2.U"/>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0</text:p>
          </table:table-cell>
          <table:table-cell table:style-name="Table2.B2" office:value-type="string">
            <text:p text:style-name="P4">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5</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6</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7</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8</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9</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1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1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12</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ext:soft-page-break/>
        <table:table-row>
          <table:table-cell table:style-name="Table2.A2" office:value-type="string">
            <text:p text:style-name="Table_20_Contents">S13</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9">1</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row>
          <table:table-cell table:style-name="Table2.A2" office:value-type="string">
            <text:p text:style-name="Table_20_Contents">S14</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A2" office:value-type="string">
            <text:p text:style-name="P4">0</text:p>
          </table:table-cell>
          <table:table-cell table:style-name="Table2.U2" office:value-type="string">
            <text:p text:style-name="P4">0</text:p>
          </table:table-cell>
        </table:table-row>
      </table:table>
      <text:p text:style-name="Text_20_body"><text:span text:style-name="Teletype"><text:span text:style-name="T18"/></text:span></text:p>
      <text:p text:style-name="Text_20_body"><text:span text:style-name="Teletype"><text:span text:style-name="T12"><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4">through</text:span></text:span><text:span text:style-name="Teletype"><text:span text:style-name="T12"> speed14). If you record different values, you can change the variables that I made to match your own values. You shouldn't have to change any functions in the code, just the String variables at the top of the sketch:</text:span></text:span></text:p>
      <text:p text:style-name="Text_20_body"><text:span text:style-name="Teletype"><text:span text:style-name="T12"/></text:span></text:p>
      <text:p text:style-name="Text_20_body"><text:span text:style-name="Teletype"><text:span text:style-name="T15">String speed1 = "0000";</text:span></text:span></text:p>
      <text:p text:style-name="Text_20_body"><text:span text:style-name="Teletype"><text:span text:style-name="T15">String speed2 = "0010";</text:span></text:span></text:p>
      <text:p text:style-name="Text_20_body"><text:span text:style-name="Teletype"><text:span text:style-name="T15">String speed3 = "0011";</text:span></text:span></text:p>
      <text:p text:style-name="Text_20_body"><text:span text:style-name="Teletype"><text:span text:style-name="T15">String speed4 = "0100";</text:span></text:span></text:p>
      <text:p text:style-name="Text_20_body"><text:span text:style-name="Teletype"><text:span text:style-name="T15">String speed5 = "0101";</text:span></text:span></text:p>
      <text:p text:style-name="Text_20_body"><text:span text:style-name="Teletype"><text:span text:style-name="T15">String speed6 = "0110";</text:span></text:span></text:p>
      <text:p text:style-name="Text_20_body"><text:span text:style-name="Teletype"><text:span text:style-name="T15">String speed7 = "0111";</text:span></text:span></text:p>
      <text:p text:style-name="Text_20_body"><text:span text:style-name="Teletype"><text:span text:style-name="T15">String speed8 = "1000";</text:span></text:span></text:p>
      <text:p text:style-name="Text_20_body"><text:span text:style-name="Teletype"><text:span text:style-name="T15">String speed9 = "1001";</text:span></text:span></text:p>
      <text:p text:style-name="Text_20_body"><text:span text:style-name="Teletype"><text:span text:style-name="T15">String speed10 = "1010";</text:span></text:span></text:p>
      <text:p text:style-name="Text_20_body"><text:span text:style-name="Teletype"><text:span text:style-name="T15">String speed11 = "1011";</text:span></text:span></text:p>
      <text:p text:style-name="Text_20_body"><text:span text:style-name="Teletype"><text:span text:style-name="T15">String speed12 = "1100";</text:span></text:span></text:p>
      <text:p text:style-name="Text_20_body"><text:span text:style-name="Teletype"><text:span text:style-name="T15">String speed13 = "1101";</text:span></text:span></text:p>
      <text:p text:style-name="Text_20_body"><text:span text:style-name="Teletype"><text:span text:style-name="T15">String speed14 = "1110";</text:span></text:span></text:p>
      <text:p text:style-name="Text_20_body"><text:span text:style-name="Teletype"><text:span text:style-name="T15"/></text:span></text:p>
      <text:p text:style-name="Text_20_body"><text:span text:style-name="Teletype"><text:span text:style-name="T13"><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text:span></text:span></text:p>
      <text:p text:style-name="Text_20_body"><text:span text:style-name="Teletype"><text:span text:style-name="T13"/></text:span></text:p>
      <text:p text:style-name="Text_20_body"><text:span text:style-name="Teletype"><text:span text:style-name="T15">void decode_speed(){</text:span></text:span></text:p>
      <text:p text:style-name="Text_20_body"><text:span text:style-name="Teletype"><text:span text:style-name="T15"><text:s text:c="2"/>// check values of indexes 7 through 10 of IRstring to see if they are equal to any of the recorded speed values (speed1-14)</text:span></text:span></text:p>
      <text:p text:style-name="Text_20_body"><text:span text:style-name="Teletype"><text:span text:style-name="T15"><text:s text:c="2"/>// Arduino PWM max speed value is 255, I measured 14 speed values (steps) from the IR sensor. </text:span></text:span></text:p>
      <text:p text:style-name="Text_20_body"><text:span text:style-name="Teletype"><text:span text:style-name="T15"><text:s text:c="2"/>// 255/14 = 18.2, so I started at PWM 0 with speed1 and incremented by 20 (rounded up from 18.2) for each speed step until reaching PWM 255 with speed14.</text:span></text:span></text:p>
      <text:p text:style-name="Text_20_body"><text:span text:style-name="Teletype"><text:span text:style-name="T15"><text:s text:c="2"/>if <text:s text:c="5"/>(IRstring.substring(7,11) == speed1){speed_val = 0;}</text:span></text:span></text:p>
      <text:p text:style-name="Text_20_body"><text:span text:style-name="Teletype"><text:span text:style-name="T15"><text:s text:c="2"/>else if (IRstring.substring(7,11) == speed2){speed_val = 20;}</text:span></text:span></text:p>
      <text:p text:style-name="Text_20_body"><text:soft-page-break/><text:span text:style-name="Teletype"><text:span text:style-name="T15"><text:s text:c="2"/>else if (IRstring.substring(7,11) == speed3){speed_val = 40;}</text:span></text:span></text:p>
      <text:p text:style-name="Text_20_body"><text:span text:style-name="Teletype"><text:span text:style-name="T15"><text:s text:c="2"/>else if (IRstring.substring(7,11) == speed4){speed_val = 60;}</text:span></text:span></text:p>
      <text:p text:style-name="Text_20_body"><text:span text:style-name="Teletype"><text:span text:style-name="T15"><text:s text:c="2"/>else if (IRstring.substring(7,11) == speed5){speed_val = 80;}</text:span></text:span></text:p>
      <text:p text:style-name="Text_20_body"><text:span text:style-name="Teletype"><text:span text:style-name="T15"><text:s text:c="2"/>else if (IRstring.substring(7,11) == speed6){speed_val = 100;}</text:span></text:span></text:p>
      <text:p text:style-name="Text_20_body"><text:span text:style-name="Teletype"><text:span text:style-name="T15"><text:s text:c="2"/>else if (IRstring.substring(7,11) == speed7){speed_val = 120;}</text:span></text:span></text:p>
      <text:p text:style-name="Text_20_body"><text:span text:style-name="Teletype"><text:span text:style-name="T15"><text:s text:c="2"/>else if (IRstring.substring(7,11) == speed8){speed_val = 140;}</text:span></text:span></text:p>
      <text:p text:style-name="Text_20_body"><text:span text:style-name="Teletype"><text:span text:style-name="T15"><text:s text:c="2"/>else if (IRstring.substring(7,11) == speed9){speed_val = 160;}</text:span></text:span></text:p>
      <text:p text:style-name="Text_20_body"><text:span text:style-name="Teletype"><text:span text:style-name="T15"><text:s text:c="2"/>else if (IRstring.substring(7,11) == speed10){speed_val = 180;}</text:span></text:span></text:p>
      <text:p text:style-name="Text_20_body"><text:span text:style-name="Teletype"><text:span text:style-name="T15"><text:s text:c="2"/>else if (IRstring.substring(7,11) == speed11){speed_val = 200;}</text:span></text:span></text:p>
      <text:p text:style-name="Text_20_body"><text:span text:style-name="Teletype"><text:span text:style-name="T15"><text:s text:c="2"/>else if (IRstring.substring(7,11) == speed12){speed_val = 220;}</text:span></text:span></text:p>
      <text:p text:style-name="Text_20_body"><text:span text:style-name="Teletype"><text:span text:style-name="T15"><text:s text:c="2"/>else if (IRstring.substring(7,11) == speed13){speed_val = 240;}</text:span></text:span></text:p>
      <text:p text:style-name="Text_20_body"><text:span text:style-name="Teletype"><text:span text:style-name="T15"><text:s text:c="2"/>else if (IRstring.substring(7,11) == speed14){speed_val = 255;}</text:span></text:span></text:p>
      <text:p text:style-name="Text_20_body"><text:span text:style-name="Teletype"><text:span text:style-name="T15"><text:s text:c="2"/>else <text:s text:c="3"/>{speed_val = 0;} <text:s text:c="2"/>// if the string cannot match any of the recorded values, set the speed value to 0 PWM (stop).</text:span></text:span></text:p>
      <text:p text:style-name="Text_20_body"><text:span text:style-name="Teletype"><text:span text:style-name="T15"/></text:span></text:p>
      <text:p text:style-name="Text_20_body"><text:span text:style-name="Teletype"><text:span text:style-name="T15"><text:s text:c="2"/>// set both m1_val (motor 1) and m2_val (motor 2) equal to the speed_val we just set above</text:span></text:span></text:p>
      <text:p text:style-name="Text_20_body"><text:span text:style-name="Teletype"><text:span text:style-name="T15"><text:s text:c="2"/>m1_val = speed_val; </text:span></text:span></text:p>
      <text:p text:style-name="Text_20_body"><text:span text:style-name="Teletype"><text:span text:style-name="T15"><text:s text:c="2"/>m2_val = speed_val;</text:span></text:span></text:p>
      <text:p text:style-name="Text_20_body"><text:span text:style-name="Teletype"><text:span text:style-name="T15">}</text:span></text:span></text:p>
      <text:p text:style-name="Text_20_body"><text:span text:style-name="Teletype"><text:span text:style-name="T15"/></text:span></text:p>
      <text:p text:style-name="Text_20_body"><text:span text:style-name="Teletype"><text:span text:style-name="T12">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 each motor based only on the speed_val, we must now factor in the turning bias if one exists.</text:span></text:span></text:p>
      <text:h text:style-name="Heading_20_3" text:outline-level="3"><text:span text:style-name="Teletype"><text:span text:style-name="T18">Decoding Turn</text:span></text:span></text:h>
      <text:p text:style-name="Text_20_body"><text:span text:style-name="Teletype"><text:span text:style-name="T18"><text:s text:c="2"/></text:span></text:span><text:span text:style-name="Teletype"><text:span text:style-name="T13">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3"/></text:span></text:p>
      <text:p text:style-name="Text_20_body"><text:span text:style-name="Teletype"><text:span text:style-name="T12">Table x.x – chart of the turn values I recorded from my IR helicopter remote</text:span></text:span></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C" table:number-columns-repeated="2"/>
        <table:table-column table:style-name="Table4.B" table:number-columns-repeated="2"/>
        <table:table-column table:style-name="Table4.C"/>
        <table:table-column table:style-name="Table4.B"/>
        <table:table-column table:style-name="Table4.F"/>
        <table:table-column table:style-name="Table4.C"/>
        <table:table-column table:style-name="Table4.B" table:number-columns-repeated="3"/>
        <table:table-column table:style-name="Table4.C"/>
        <table:table-column table:style-name="Table4.B"/>
        <table:table-column table:style-name="Table4.T" table:number-columns-repeated="2"/>
        <table:table-row>
          <table:table-cell table:style-name="Table4.A1" office:value-type="string">
            <text:p text:style-name="Table_20_Contents"/>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cell table:style-name="Table4.A1" office:value-type="string">
            <text:p text:style-name="Table_20_Contents">5</text:p>
          </table:table-cell>
          <table:table-cell table:style-name="Table4.A1" office:value-type="string">
            <text:p text:style-name="Table_20_Contents">6</text:p>
          </table:table-cell>
          <table:table-cell table:style-name="Table4.A1" office:value-type="string">
            <text:p text:style-name="Table_20_Contents">7</text:p>
          </table:table-cell>
          <table:table-cell table:style-name="Table4.A1" office:value-type="string">
            <text:p text:style-name="Table_20_Contents">8</text:p>
          </table:table-cell>
          <table:table-cell table:style-name="Table4.A1" office:value-type="string">
            <text:p text:style-name="Table_20_Contents">9</text:p>
          </table:table-cell>
          <table:table-cell table:style-name="Table4.A1" office:value-type="string">
            <text:p text:style-name="Table_20_Contents">10</text:p>
          </table:table-cell>
          <table:table-cell table:style-name="Table4.A1" office:value-type="string">
            <text:p text:style-name="Table_20_Contents">11</text:p>
          </table:table-cell>
          <table:table-cell table:style-name="Table4.A1" office:value-type="string">
            <text:p text:style-name="Table_20_Contents">12</text:p>
          </table:table-cell>
          <table:table-cell table:style-name="Table4.A1" office:value-type="string">
            <text:p text:style-name="Table_20_Contents">13</text:p>
          </table:table-cell>
          <table:table-cell table:style-name="Table4.A1" office:value-type="string">
            <text:p text:style-name="Table_20_Contents">14</text:p>
          </table:table-cell>
          <table:table-cell table:style-name="Table4.A1" office:value-type="string">
            <text:p text:style-name="Table_20_Contents">15</text:p>
          </table:table-cell>
          <table:table-cell table:style-name="Table4.A1" office:value-type="string">
            <text:p text:style-name="Table_20_Contents">16</text:p>
          </table:table-cell>
          <table:table-cell table:style-name="Table4.A1" office:value-type="string">
            <text:p text:style-name="Table_20_Contents">17</text:p>
          </table:table-cell>
          <table:table-cell table:style-name="Table4.A1" office:value-type="string">
            <text:p text:style-name="Table_20_Contents">18</text:p>
          </table:table-cell>
          <table:table-cell table:style-name="Table4.U1" office:value-type="string">
            <text:p text:style-name="Table_20_Contents">19</text:p>
          </table:table-cell>
        </table:table-row>
        <table:table-row>
          <table:table-cell table:style-name="Table4.A2" office:value-type="string">
            <text:p text:style-name="Table_20_Contents">R1</text:p>
          </table:table-cell>
          <table:table-cell table:style-name="Table4.B2" office:value-type="string">
            <text:p text:style-name="P4">0</text:p>
          </table:table-cell>
          <table:table-cell table:style-name="Table4.B2" office:value-type="string">
            <text:p text:style-name="P4">0</text:p>
          </table:table-cell>
          <table:table-cell table:style-name="Table4.B2" office:value-type="string">
            <text:p text:style-name="P4">0</text:p>
          </table:table-cell>
          <table:table-cell table:style-name="Table4.B2" office:value-type="string">
            <text:p text:style-name="P4">0</text:p>
          </table:table-cell>
          <table:table-cell table:style-name="Table4.B2" office:value-type="string">
            <text:p text:style-name="P4">0</text:p>
          </table:table-cell>
          <table:table-cell table:style-name="Table4.B2" office:value-type="string">
            <text:p text:style-name="P4">0</text:p>
          </table:table-cell>
          <table:table-cell table:style-name="Table4.B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0</text:p>
          </table:table-cell>
          <table:table-cell table:style-name="Table4.A2" office:value-type="string">
            <text:p text:style-name="P13">0</text:p>
          </table:table-cell>
          <table:table-cell table:style-name="Table4.A2" office:value-type="string">
            <text:p text:style-name="P13">1</text:p>
          </table:table-cell>
          <table:table-cell table:style-name="Table4.A2" office:value-type="string">
            <text:p text:style-name="P4">0</text:p>
          </table:table-cell>
          <table:table-cell table:style-name="Table4.U2" office:value-type="string">
            <text:p text:style-name="P4">0</text:p>
          </table:table-cell>
        </table:table-row>
        <table:table-row>
          <table:table-cell table:style-name="Table4.A2" office:value-type="string">
            <text:p text:style-name="Table_20_Contents">R2</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0</text:p>
          </table:table-cell>
          <table:table-cell table:style-name="Table4.A2" office:value-type="string">
            <text:p text:style-name="P13">1</text:p>
          </table:table-cell>
          <table:table-cell table:style-name="Table4.A2" office:value-type="string">
            <text:p text:style-name="P13">0</text:p>
          </table:table-cell>
          <table:table-cell table:style-name="Table4.A2" office:value-type="string">
            <text:p text:style-name="P4">0</text:p>
          </table:table-cell>
          <table:table-cell table:style-name="Table4.U2" office:value-type="string">
            <text:p text:style-name="P4">0</text:p>
          </table:table-cell>
        </table:table-row>
        <table:table-row>
          <table:table-cell table:style-name="Table4.A2" office:value-type="string">
            <text:p text:style-name="Table_20_Contents">R3</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0</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4">0</text:p>
          </table:table-cell>
          <table:table-cell table:style-name="Table4.U2" office:value-type="string">
            <text:p text:style-name="P4">0</text:p>
          </table:table-cell>
        </table:table-row>
        <text:soft-page-break/>
        <table:table-row>
          <table:table-cell table:style-name="Table4.A2" office:value-type="string">
            <text:p text:style-name="Table_20_Contents">L3</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1</text:p>
          </table:table-cell>
          <table:table-cell table:style-name="Table4.A2" office:value-type="string">
            <text:p text:style-name="P13">0</text:p>
          </table:table-cell>
          <table:table-cell table:style-name="Table4.A2" office:value-type="string">
            <text:p text:style-name="P13">1</text:p>
          </table:table-cell>
          <table:table-cell table:style-name="Table4.A2" office:value-type="string">
            <text:p text:style-name="P4">0</text:p>
          </table:table-cell>
          <table:table-cell table:style-name="Table4.U2" office:value-type="string">
            <text:p text:style-name="P4">0</text:p>
          </table:table-cell>
        </table:table-row>
        <table:table-row>
          <table:table-cell table:style-name="Table4.A2" office:value-type="string">
            <text:p text:style-name="Table_20_Contents">L2</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13">0</text:p>
          </table:table-cell>
          <table:table-cell table:style-name="Table4.A2" office:value-type="string">
            <text:p text:style-name="P4">0</text:p>
          </table:table-cell>
          <table:table-cell table:style-name="Table4.U2" office:value-type="string">
            <text:p text:style-name="P4">0</text:p>
          </table:table-cell>
        </table:table-row>
        <table:table-row>
          <table:table-cell table:style-name="Table4.A2" office:value-type="string">
            <text:p text:style-name="Table_20_Contents">L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1</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13">1</text:p>
          </table:table-cell>
          <table:table-cell table:style-name="Table4.A2" office:value-type="string">
            <text:p text:style-name="P4">0</text:p>
          </table:table-cell>
          <table:table-cell table:style-name="Table4.U2" office:value-type="string">
            <text:p text:style-name="P4">0</text:p>
          </table:table-cell>
        </table:table-row>
      </table:table>
      <text:p text:style-name="Standard"><text:span text:style-name="Teletype"><text:span text:style-name="T13"/></text:span></text:p>
      <text:p text:style-name="Text_20_body"><text:span text:style-name="Teletype"><text:span text:style-name="T12"><text:s text:c="2"/>Again, the active values for the steering function are contained in only 3 bits, making this decoding easier than with the 4-bit speed code. As you can see, we set these unique codes as string objects in our Arduino code and use them later to compare against the </text:span></text:span><text:span text:style-name="Teletype"><text:span text:style-name="T13">IRstring. Since we only have 6 turning codes, we will only have 6 “if” statements to check the turn values.</text:span></text:span></text:p>
      <text:p text:style-name="Standard"><text:span text:style-name="Teletype"><text:span text:style-name="T13"/></text:span></text:p>
      <text:p text:style-name="Text_20_body"><text:span text:style-name="Teletype"><text:span text:style-name="T15">// turning codes are contained in indexes 15, 16, &amp; 17</text:span></text:span></text:p>
      <text:p text:style-name="Text_20_body"><text:span text:style-name="Teletype"><text:span text:style-name="T15">String right1 = "001";</text:span></text:span></text:p>
      <text:p text:style-name="Text_20_body"><text:span text:style-name="Teletype"><text:span text:style-name="T15">String right2 = "010";</text:span></text:span></text:p>
      <text:p text:style-name="Text_20_body"><text:span text:style-name="Teletype"><text:span text:style-name="T15">String right3 = "011";</text:span></text:span></text:p>
      <text:p text:style-name="Text_20_body"><text:span text:style-name="Teletype"><text:span text:style-name="T15">String left3 = "101";</text:span></text:span></text:p>
      <text:p text:style-name="Text_20_body"><text:span text:style-name="Teletype"><text:span text:style-name="T15">String left2 = "110";</text:span></text:span></text:p>
      <text:p text:style-name="Text_20_body"><text:span text:style-name="Teletype"><text:span text:style-name="T15">String left1 = "111";</text:span></text:span></text:p>
      <text:p text:style-name="Text_20_body"><text:span text:style-name="Teletype"><text:span text:style-name="T18"/></text:span></text:p>
      <text:p text:style-name="P6"><text:span text:style-name="Teletype"><text:span text:style-name="T12"><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Text_20_body"><text:span text:style-name="Teletype"><text:span text:style-name="T18"/></text:span></text:p>
      <text:p text:style-name="Text_20_body"><text:span text:style-name="Teletype"><text:span text:style-name="T15">void decode_turn(){</text:span></text:span></text:p>
      <text:p text:style-name="Text_20_body"><text:span text:style-name="Teletype"><text:span text:style-name="T15"><text:s text:c="2"/>// check for a turn code (there were 6 unique codes on my remote)</text:span></text:span></text:p>
      <text:p text:style-name="Text_20_body"><text:span text:style-name="Teletype"><text:span text:style-name="T15"><text:s text:c="2"/>// 3 steps in each direction</text:span></text:span></text:p>
      <text:p text:style-name="Text_20_body"><text:span text:style-name="Teletype"><text:span text:style-name="T15"><text:s text:c="2"/>if (IRstring.substring(15,18) == left1){</text:span></text:span></text:p>
      <text:p text:style-name="Text_20_body"><text:span text:style-name="Teletype"><text:span text:style-name="T15"><text:s text:c="4"/>// turn left slightly (left1)</text:span></text:span></text:p>
      <text:p text:style-name="Text_20_body"><text:span text:style-name="Teletype"><text:span text:style-name="T15"><text:s text:c="4"/>m1_val = speed_val / 2;</text:span></text:span></text:p>
      <text:p text:style-name="Text_20_body"><text:span text:style-name="Teletype"><text:span text:style-name="T15"><text:s text:c="4"/>m2_val = speed_val;</text:span></text:span></text:p>
      <text:p text:style-name="Text_20_body"><text:span text:style-name="Teletype"><text:span text:style-name="T15"><text:s text:c="2"/>}</text:span></text:span></text:p>
      <text:p text:style-name="Text_20_body"><text:span text:style-name="Teletype"><text:span text:style-name="T15"><text:s text:c="2"/>else if (IRstring.substring(15,18) == left2){</text:span></text:span></text:p>
      <text:p text:style-name="Text_20_body"><text:span text:style-name="Teletype"><text:span text:style-name="T15"><text:s text:c="4"/>// turn left moderately (left2)</text:span></text:span></text:p>
      <text:p text:style-name="Text_20_body"><text:soft-page-break/><text:span text:style-name="Teletype"><text:span text:style-name="T15"><text:s text:c="4"/>m1_val = 0;</text:span></text:span></text:p>
      <text:p text:style-name="Text_20_body"><text:span text:style-name="Teletype"><text:span text:style-name="T15"><text:s text:c="4"/>m2_val = speed_val * 2;</text:span></text:span></text:p>
      <text:p text:style-name="Text_20_body"><text:span text:style-name="Teletype"><text:span text:style-name="T15"><text:s text:c="2"/>}</text:span></text:span></text:p>
      <text:p text:style-name="Text_20_body"><text:span text:style-name="Teletype"><text:span text:style-name="T15"><text:s text:c="2"/>else if (IRstring.substring(15,18) == left3){</text:span></text:span></text:p>
      <text:p text:style-name="Text_20_body"><text:span text:style-name="Teletype"><text:span text:style-name="T15"><text:s text:c="4"/>// turn left extremely (left3)</text:span></text:span></text:p>
      <text:p text:style-name="Text_20_body"><text:span text:style-name="Teletype"><text:span text:style-name="T15"><text:s text:c="4"/>m1_val = -speed_val;</text:span></text:span></text:p>
      <text:p text:style-name="Text_20_body"><text:span text:style-name="Teletype"><text:span text:style-name="T15"><text:s text:c="4"/>m2_val = speed_val;</text:span></text:span></text:p>
      <text:p text:style-name="Text_20_body"><text:span text:style-name="Teletype"><text:span text:style-name="T15"><text:s text:c="2"/>}</text:span></text:span></text:p>
      <text:p text:style-name="Text_20_body"><text:span text:style-name="Teletype"><text:span text:style-name="T15"><text:s text:c="2"/>else if (IRstring.substring(15,18) == right1){</text:span></text:span></text:p>
      <text:p text:style-name="Text_20_body"><text:span text:style-name="Teletype"><text:span text:style-name="T15"><text:s text:c="4"/>// turn right slightly (right1)</text:span></text:span></text:p>
      <text:p text:style-name="Text_20_body"><text:span text:style-name="Teletype"><text:span text:style-name="T15"><text:s text:c="4"/>m2_val = speed_val / 2;</text:span></text:span></text:p>
      <text:p text:style-name="Text_20_body"><text:span text:style-name="Teletype"><text:span text:style-name="T15"><text:s text:c="4"/>m1_val = speed_val;</text:span></text:span></text:p>
      <text:p text:style-name="Text_20_body"><text:span text:style-name="Teletype"><text:span text:style-name="T15"><text:s text:c="2"/>}</text:span></text:span></text:p>
      <text:p text:style-name="Text_20_body"><text:span text:style-name="Teletype"><text:span text:style-name="T15"><text:s text:c="2"/>else if (IRstring.substring(15,18) == right2){</text:span></text:span></text:p>
      <text:p text:style-name="Text_20_body"><text:span text:style-name="Teletype"><text:span text:style-name="T15"><text:s text:c="4"/>// turn right moderately (right2)</text:span></text:span></text:p>
      <text:p text:style-name="Text_20_body"><text:span text:style-name="Teletype"><text:span text:style-name="T15"><text:s text:c="4"/>m2_val = 0;</text:span></text:span></text:p>
      <text:p text:style-name="Text_20_body"><text:span text:style-name="Teletype"><text:span text:style-name="T15"><text:s text:c="4"/>m1_val = speed_val * 2;</text:span></text:span></text:p>
      <text:p text:style-name="Text_20_body"><text:span text:style-name="Teletype"><text:span text:style-name="T15"><text:s text:c="2"/>}</text:span></text:span></text:p>
      <text:p text:style-name="Text_20_body"><text:span text:style-name="Teletype"><text:span text:style-name="T15"><text:s text:c="2"/>else if (IRstring.substring(15,18) == right3){</text:span></text:span></text:p>
      <text:p text:style-name="Text_20_body"><text:span text:style-name="Teletype"><text:span text:style-name="T15"><text:s text:c="4"/>// turn right extremely (right3)</text:span></text:span></text:p>
      <text:p text:style-name="Text_20_body"><text:span text:style-name="Teletype"><text:span text:style-name="T15"><text:s text:c="4"/>m2_val = -speed_val;</text:span></text:span></text:p>
      <text:p text:style-name="Text_20_body"><text:span text:style-name="Teletype"><text:span text:style-name="T15"><text:s text:c="4"/>m1_val = speed_val;</text:span></text:span></text:p>
      <text:p text:style-name="Text_20_body"><text:span text:style-name="Teletype"><text:span text:style-name="T15"><text:s text:c="2"/>}</text:span></text:span></text:p>
      <text:p text:style-name="Text_20_body"><text:span text:style-name="Teletype"><text:span text:style-name="T15"><text:s text:c="2"/>else <text:s text:c="3"/>{</text:span></text:span></text:p>
      <text:p text:style-name="Text_20_body"><text:span text:style-name="Teletype"><text:span text:style-name="T15"><text:s text:c="4"/>// otherwise, do nothing to the speed values</text:span></text:span></text:p>
      <text:p text:style-name="Text_20_body"><text:span text:style-name="Teletype"><text:span text:style-name="T15"><text:s text:c="2"/>}</text:span></text:span></text:p>
      <text:p text:style-name="Text_20_body"><text:span text:style-name="Teletype"><text:span text:style-name="T15">}</text:span></text:span></text:p>
      <text:p text:style-name="Text_20_body"><text:span text:style-name="Teletype"><text:span text:style-name="T15"/></text:span></text:p>
      <text:p text:style-name="Text_20_body"><text:span text:style-name="Teletype"><text:span text:style-name="T12"><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re-converts the signal back to positive before being written to the motor-controller. Now we can check the button (if applicable) to use for reversing our robot. </text:span></text:span></text:p>
      <text:p text:style-name="Text_20_body"><text:span text:style-name="Teletype"><text:span text:style-name="T12"/></text:span></text:p>
      <text:h text:style-name="Heading_20_3" text:outline-level="3"><text:span text:style-name="Teletype"><text:span text:style-name="T18">Decode Button</text:span></text:span></text:h>
      <text:p text:style-name="Standard"><text:span text:style-name="Teletype"><text:span text:style-name="T12">Most IR helicopter remotes have a speed control stick that only allows forward motion and defaults to 0% instead of center positioned at 50% for forward and reverse control using one stick. This is because toy helicopter blades do not reverse direction during flight, but instead only go forward. If we would like to implement a “reverse” feature, it will need a separate channel on our remote – luckily most IR </text:span></text:span><text:soft-page-break/><text:span text:style-name="Teletype"><text:span text:style-name="T12">helicopter remotes have a set of buttons used to “trim” the helicopter rotation during flight. Since we will (hopefully) not be spinning uncontrollably on our robot, we can use these buttons for something else, like reversing.</text:span></text:span></text:p>
      <text:p text:style-name="Text_20_body"><text:span text:style-name="Teletype"><text:span text:style-name="T12"><text:s text:c="2"/>Recall that to reverse the robot in our sketch, you must simply change either motor value (m1_val or m2_val) to be negative and it will then reverse its direction. This works quite well in practice and still listens to the speed_val to determine the overall speed in reverse. Even when turning and one motor value is already negative, pressing the button will reverse the polarity of both motors, causing the direct opposite turn effect that you experience when going forward. Below is a chart of the bit indexes that changed when I pressed the button on my remote.</text:span></text:span></text:p>
      <text:p text:style-name="Text_20_body"><text:span text:style-name="Teletype"><text:span text:style-name="T12"/></text:span></text:p>
      <text:p text:style-name="Text_20_body"><text:span text:style-name="Teletype"><text:span text:style-name="T12">Table x.x – chart of the button values I recorded from my IR helicopter remote</text:span></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number-columns-repeated="2"/>
        <table:table-column table:style-name="Table5.B" table:number-columns-repeated="2"/>
        <table:table-column table:style-name="Table5.C"/>
        <table:table-column table:style-name="Table5.B"/>
        <table:table-column table:style-name="Table5.F"/>
        <table:table-column table:style-name="Table5.C"/>
        <table:table-column table:style-name="Table5.B" table:number-columns-repeated="3"/>
        <table:table-column table:style-name="Table5.C"/>
        <table:table-column table:style-name="Table5.B"/>
        <table:table-column table:style-name="Table5.T" table:number-columns-repeated="2"/>
        <table:table-row>
          <table:table-cell table:style-name="Table5.A1" office:value-type="string">
            <text:p text:style-name="Table_20_Contents"/>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6</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U1" office:value-type="string">
            <text:p text:style-name="Table_20_Contents">19</text:p>
          </table:table-cell>
        </table:table-row>
        <table:table-row>
          <table:table-cell table:style-name="Table5.A2" office:value-type="string">
            <text:p text:style-name="Table_20_Contents">R1</text:p>
          </table:table-cell>
          <table:table-cell table:style-name="Table5.B2" office:value-type="string">
            <text:p text:style-name="P4">0</text:p>
          </table:table-cell>
          <table:table-cell table:style-name="Table5.B2" office:value-type="string">
            <text:p text:style-name="P4">0</text:p>
          </table:table-cell>
          <table:table-cell table:style-name="Table5.B2" office:value-type="string">
            <text:p text:style-name="P4">0</text:p>
          </table:table-cell>
          <table:table-cell table:style-name="Table5.B2" office:value-type="string">
            <text:p text:style-name="P4">0</text:p>
          </table:table-cell>
          <table:table-cell table:style-name="Table5.B2" office:value-type="string">
            <text:p text:style-name="P4">0</text:p>
          </table:table-cell>
          <table:table-cell table:style-name="Table5.B2" office:value-type="string">
            <text:p text:style-name="P4">0</text:p>
          </table:table-cell>
          <table:table-cell table:style-name="Table5.B2" office:value-type="string">
            <text:p text:style-name="P4">1</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3">1</text:p>
          </table:table-cell>
          <table:table-cell table:style-name="Table5.A2" office:value-type="string">
            <text:p text:style-name="P13">1</text:p>
          </table:table-cell>
          <table:table-cell table:style-name="Table5.A2" office:value-type="string">
            <text:p text:style-name="P13">1</text:p>
          </table:table-cell>
          <table:table-cell table:style-name="Table5.A2" office:value-type="string">
            <text:p text:style-name="P13">1</text:p>
          </table:table-cell>
          <table:table-cell table:style-name="Table5.A2" office:value-type="string">
            <text:p text:style-name="P12">0</text:p>
          </table:table-cell>
          <table:table-cell table:style-name="Table5.A2" office:value-type="string">
            <text:p text:style-name="P12">0</text:p>
          </table:table-cell>
          <table:table-cell table:style-name="Table5.A2" office:value-type="string">
            <text:p text:style-name="P12">0</text:p>
          </table:table-cell>
          <table:table-cell table:style-name="Table5.A2" office:value-type="string">
            <text:p text:style-name="P4">0</text:p>
          </table:table-cell>
          <table:table-cell table:style-name="Table5.U2" office:value-type="string">
            <text:p text:style-name="P4">0</text:p>
          </table:table-cell>
        </table:table-row>
        <table:table-row>
          <table:table-cell table:style-name="Table5.A2" office:value-type="string">
            <text:p text:style-name="Table_20_Contents">R2</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1</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13">1</text:p>
          </table:table-cell>
          <table:table-cell table:style-name="Table5.A2" office:value-type="string">
            <text:p text:style-name="P12">0</text:p>
          </table:table-cell>
          <table:table-cell table:style-name="Table5.A2" office:value-type="string">
            <text:p text:style-name="P12">0</text:p>
          </table:table-cell>
          <table:table-cell table:style-name="Table5.A2" office:value-type="string">
            <text:p text:style-name="P12">0</text:p>
          </table:table-cell>
          <table:table-cell table:style-name="Table5.A2" office:value-type="string">
            <text:p text:style-name="P4">0</text:p>
          </table:table-cell>
          <table:table-cell table:style-name="Table5.U2" office:value-type="string">
            <text:p text:style-name="P4">0</text:p>
          </table:table-cell>
        </table:table-row>
      </table:table>
      <text:p text:style-name="Standard"><text:span text:style-name="Teletype"><text:span text:style-name="T12"/></text:span></text:p>
      <text:p text:style-name="Text_20_body"><text:span text:style-name="Teletype"><text:span text:style-name="T12"><text:s text:c="2"/>Oddly</text:span></text:span></text:p>
      <text:p text:style-name="Text_20_body"><text:span text:style-name="Teletype"><text:span text:style-name="T12"/></text:span></text:p>
      <text:p text:style-name="Text_20_body"><text:span text:style-name="Teletype"><text:span text:style-name="T12"/></text:span></text:p>
      <text:p text:style-name="Text_20_body"><text:span text:style-name="Teletype"><text:span text:style-name="T6">// button codes are contained in indexes 11, 12, and 13</text:span></text:span></text:p>
      <text:p text:style-name="Text_20_body"><text:span text:style-name="Teletype"><text:span text:style-name="T15">String button_left = "1111";</text:span></text:span></text:p>
      <text:p text:style-name="Text_20_body"><text:span text:style-name="Teletype"><text:span text:style-name="T15">String button_right = "0001";</text:span></text:span></text:p>
      <text:p text:style-name="Text_20_body"><text:span text:style-name="Teletype"><text:span text:style-name="T12"/></text:span></text:p>
      <text:p text:style-name="Text_20_body"><text:span text:style-name="Teletype"><text:span text:style-name="T15">void decode_button(){</text:span></text:span></text:p>
      <text:p text:style-name="Text_20_body"><text:span text:style-name="Teletype"><text:span text:style-name="T6"><text:s text:c="2"/>// check button to see if being pushed</text:span></text:span></text:p>
      <text:p text:style-name="Text_20_body"><text:span text:style-name="Teletype"><text:span text:style-name="T6"><text:s text:c="2"/>// if so, we will use this for reverse by making the speed value negative</text:span></text:span></text:p>
      <text:p text:style-name="Text_20_body"><text:span text:style-name="Teletype"><text:span text:style-name="T15"><text:s text:c="2"/>if (IRstring.substring(11,15) == button_left){</text:span></text:span></text:p>
      <text:p text:style-name="Text_20_body"><text:span text:style-name="Teletype"><text:span text:style-name="T15"><text:s text:c="4"/></text:span></text:span><text:span text:style-name="Teletype"><text:span text:style-name="T6">// left button was pushed.. we are not currently checking for the right button</text:span></text:span><text:span text:style-name="Teletype"><text:span text:style-name="T15"> </text:span></text:span></text:p>
      <text:p text:style-name="Text_20_body"><text:span text:style-name="Teletype"><text:span text:style-name="T15"><text:s text:c="4"/>m1_val = -m1_val; </text:span></text:span><text:span text:style-name="Teletype"><text:span text:style-name="T6">// set the current speed value for each motor negative</text:span></text:span></text:p>
      <text:p text:style-name="Text_20_body"><text:span text:style-name="Teletype"><text:span text:style-name="T15"><text:s text:c="4"/>m2_val = -m2_val; </text:span></text:span><text:span text:style-name="Teletype"><text:span text:style-name="T6">// setting the value negative, makes that motor go in reverse</text:span></text:span></text:p>
      <text:p text:style-name="Text_20_body"><text:span text:style-name="Teletype"><text:span text:style-name="T15"><text:s text:c="2"/>}</text:span></text:span></text:p>
      <text:p text:style-name="Text_20_body"><text:span text:style-name="Teletype"><text:span text:style-name="T15">}</text:span></text:span></text:p>
      <text:p text:style-name="Text_20_body"><text:span text:style-name="Teletype"><text:span text:style-name="T15"/></text:span></text:p>
      <text:p text:style-name="Text_20_body"><text:span text:style-name="Teletype"><text:span text:style-name="T15"/></text:span></text:p>
      <text:p text:style-name="Text_20_body"><text:span text:style-name="Teletype"><text:span text:style-name="T18">Limit Signal</text:span></text:span></text:p>
      <text:p text:style-name="Text_20_body"><text:span text:style-name="Teletype"><text:span text:style-name="T12"/></text:span></text:p>
      <text:p text:style-name="Text_20_body"><text:span text:style-name="Teletype"><text:span text:style-name="T12"><text:s text:c="2"/>The signal limiting function is used to make sure no erroneous values are sent to the motor-controller. 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oft-page-break/><text:span text:style-name="Teletype"><text:span text:style-name="T12"/></text:span></text:p>
      <text:p text:style-name="Text_20_body"><text:span text:style-name="Teletype"><text:span text:style-name="T15">void limit_signal(){ </text:span></text:span></text:p>
      <text:p text:style-name="Text_20_body"><text:span text:style-name="Teletype"><text:span text:style-name="T20"><text:s text:c="2"/>// this is just a function to check each motor value and make sure neither exceeds +/-255 </text:span></text:span></text:p>
      <text:p text:style-name="Text_20_body"><text:span text:style-name="Teletype"><text:span text:style-name="T20"><text:s text:c="2"/>// if either value does, set it to the max of +/-255... we don't want any sporadic values sent to the motor-controller </text:span></text:span></text:p>
      <text:p text:style-name="Text_20_body"><text:span text:style-name="Teletype"><text:span text:style-name="T15"><text:s text:c="2"/>if (m1_val &gt; 255){ m1_val = 255; } </text:span></text:span></text:p>
      <text:p text:style-name="Text_20_body"><text:span text:style-name="Teletype"><text:span text:style-name="T15"><text:s text:c="2"/>else if (m1_val &lt; -255){ m1_val = -255; } </text:span></text:span></text:p>
      <text:p text:style-name="Text_20_body"><text:span text:style-name="Teletype"><text:span text:style-name="T15"><text:s text:c="2"/></text:span></text:span></text:p>
      <text:p text:style-name="Text_20_body"><text:span text:style-name="Teletype"><text:span text:style-name="T15"><text:s text:c="2"/>if (m2_val &gt; 255){ m2_val = 255; } </text:span></text:span></text:p>
      <text:p text:style-name="Text_20_body"><text:span text:style-name="Teletype"><text:span text:style-name="T15"><text:s text:c="2"/>else if (m2_val &lt; -255){ m2_val = -255; } </text:span></text:span></text:p>
      <text:p text:style-name="Text_20_body"><text:span text:style-name="Teletype"><text:span text:style-name="T15">} </text:span></text:span></text:p>
      <text:p text:style-name="Text_20_body"><text:span text:style-name="Teletype"><text:span text:style-name="T15"/></text:span></text:p>
      <text:p text:style-name="Text_20_body"><text:span text:style-name="Teletype"><text:span text:style-name="T12"><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2"/></text:span></text:p>
      <text:p text:style-name="Text_20_body"><text:span text:style-name="Teletype"><text:span text:style-name="T18">Write Motors</text:span></text:span></text:p>
      <text:p text:style-name="Text_20_body"><text:span text:style-name="Teletype"><text:span text:style-name="T18"/></text:span></text:p>
      <text:p text:style-name="Text_20_body"><text:span text:style-name="Teletype"><text:span text:style-name="T12"><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2"><text:s text:c="2"/>We will leave positive values alone and send them to the forward motor commands. Remember that </text:span></text:span><text:span text:style-name="Teletype"><text:span text:style-name="T12">we cannot </text:span></text:span><text:span text:style-name="Teletype"><text:span text:style-name="T14">actually</text:span></text:span><text:span text:style-name="Teletype"><text:span text:style-name="T12">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2"/></text:span></text:p>
      <text:p text:style-name="Text_20_body"><text:span text:style-name="Teletype"><text:span text:style-name="T15">void write_motors(){ </text:span></text:span></text:p>
      <text:p text:style-name="Text_20_body"><text:span text:style-name="Teletype"><text:span text:style-name="T20"><text:s text:c="2"/>// check direction of m1_val and write appropriately </text:span></text:span></text:p>
      <text:p text:style-name="Text_20_body"><text:span text:style-name="Teletype"><text:span text:style-name="T15"><text:s text:c="2"/>if (m1_val &gt; 0){ </text:span></text:span></text:p>
      <text:p text:style-name="Text_20_body"><text:span text:style-name="Teletype"><text:span text:style-name="T15"><text:s text:c="4"/></text:span></text:span><text:span text:style-name="Teletype"><text:span text:style-name="T20">// if m1_val is above 0, we are going forward, using m1_val to set the PWM duty-cycle (motor speed)</text:span></text:span><text:span text:style-name="Teletype"><text:span text:style-name="T15"> </text:span></text:span></text:p>
      <text:p text:style-name="Text_20_body"><text:span text:style-name="Teletype"><text:span text:style-name="T15"><text:s text:c="4"/>m1_forward(m1_val); </text:span></text:span></text:p>
      <text:p text:style-name="Text_20_body"><text:span text:style-name="Teletype"><text:span text:style-name="T15"><text:s text:c="2"/>} </text:span></text:span></text:p>
      <text:p text:style-name="Text_20_body"><text:span text:style-name="Teletype"><text:span text:style-name="T15"><text:s text:c="2"/>else if (m1_val &lt; 0){ </text:span></text:span></text:p>
      <text:p text:style-name="Text_20_body"><text:span text:style-name="Teletype"><text:span text:style-name="T15"><text:s text:c="4"/></text:span></text:span><text:span text:style-name="Teletype"><text:span text:style-name="T20">// if m1_val is below 0, go reverse using -m1_val (which will now be a positive number) to set the PWM duty-cycle.</text:span></text:span><text:span text:style-name="Teletype"><text:span text:style-name="T15"> </text:span></text:span></text:p>
      <text:p text:style-name="Text_20_body"><text:span text:style-name="Teletype"><text:span text:style-name="T15"><text:s text:c="4"/>m1_reverse(-m1_val); </text:span></text:span></text:p>
      <text:p text:style-name="Text_20_body"><text:soft-page-break/><text:span text:style-name="Teletype"><text:span text:style-name="T15"><text:s text:c="2"/>} </text:span></text:span></text:p>
      <text:p text:style-name="Text_20_body"><text:span text:style-name="Teletype"><text:span text:style-name="T15"><text:s text:c="2"/>else { </text:span></text:span></text:p>
      <text:p text:style-name="Text_20_body"><text:span text:style-name="Teletype"><text:span text:style-name="T15"><text:s text:c="4"/>m1_stop(); </text:span></text:span><text:span text:style-name="Teletype"><text:span text:style-name="T20">// otherwise, stop this motor </text:span></text:span></text:p>
      <text:p text:style-name="Text_20_body"><text:span text:style-name="Teletype"><text:span text:style-name="T15"><text:s text:c="2"/>} </text:span></text:span></text:p>
      <text:p text:style-name="Text_20_body"><text:span text:style-name="Teletype"><text:span text:style-name="T15"><text:s text:c="2"/></text:span></text:span><text:span text:style-name="Teletype"><text:span text:style-name="T20">// check direction of m2_val and write appropriately</text:span></text:span><text:span text:style-name="Teletype"><text:span text:style-name="T15"> </text:span></text:span></text:p>
      <text:p text:style-name="Text_20_body"><text:span text:style-name="Teletype"><text:span text:style-name="T15"><text:s text:c="2"/>if (m2_val &gt; 0){ </text:span></text:span></text:p>
      <text:p text:style-name="Text_20_body"><text:span text:style-name="Teletype"><text:span text:style-name="T20"><text:s text:c="4"/>// if m2_val is above 0, we are going forward using m1_val to set the PWM duty-cycle (motor speed) </text:span></text:span></text:p>
      <text:p text:style-name="Text_20_body"><text:span text:style-name="Teletype"><text:span text:style-name="T15"><text:s text:c="4"/>m2_forward(m2_val);</text:span></text:span></text:p>
      <text:p text:style-name="Text_20_body"><text:span text:style-name="Teletype"><text:span text:style-name="T15"><text:s text:c="2"/>} </text:span></text:span></text:p>
      <text:p text:style-name="Text_20_body"><text:span text:style-name="Teletype"><text:span text:style-name="T15"><text:s text:c="2"/>else if (m2_val &lt; 0){ </text:span></text:span></text:p>
      <text:p text:style-name="Text_20_body"><text:span text:style-name="Teletype"><text:span text:style-name="T15"><text:s text:c="4"/></text:span></text:span><text:span text:style-name="Teletype"><text:span text:style-name="T20">// if m2_val is below 0, go reverse using -m1_val (which will now be a positive number) to set the PWM duty-cycle.</text:span></text:span><text:span text:style-name="Teletype"><text:span text:style-name="T15"> </text:span></text:span></text:p>
      <text:p text:style-name="Text_20_body"><text:span text:style-name="Teletype"><text:span text:style-name="T15"><text:s text:c="4"/>m2_reverse(-m2_val); </text:span></text:span></text:p>
      <text:p text:style-name="Text_20_body"><text:span text:style-name="Teletype"><text:span text:style-name="T15"><text:s text:c="2"/>} </text:span></text:span></text:p>
      <text:p text:style-name="Text_20_body"><text:span text:style-name="Teletype"><text:span text:style-name="T15"><text:s text:c="2"/>else { </text:span></text:span></text:p>
      <text:p text:style-name="Text_20_body"><text:span text:style-name="Teletype"><text:span text:style-name="T15"><text:s text:c="4"/>m2_stop(); </text:span></text:span><text:span text:style-name="Teletype"><text:span text:style-name="T20">// otherwise, stop this motor </text:span></text:span></text:p>
      <text:p text:style-name="Text_20_body"><text:span text:style-name="Teletype"><text:span text:style-name="T15"><text:s text:c="2"/>} </text:span></text:span></text:p>
      <text:p text:style-name="Text_20_body"><text:span text:style-name="Teletype"><text:span text:style-name="T15">}</text:span></text:span></text:p>
      <text:p text:style-name="Text_20_body"><text:span text:style-name="Teletype"><text:span text:style-name="T15"/></text:span></text:p>
      <text:p text:style-name="Text_20_body"><text:span text:style-name="Teletype"><text:span text:style-name="T12">Now that we have discussed each individual function in the sketch, we will go through the main loop function to show what is happening.</text:span></text:span></text:p>
      <text:p text:style-name="Text_20_body"><text:span text:style-name="Teletype"><text:span text:style-name="T12"/></text:span></text:p>
      <text:p text:style-name="Text_20_body"><text:span text:style-name="Teletype"><text:span text:style-name="T18">Putting it all together: the loop() function</text:span></text:span></text:p>
      <text:p text:style-name="Text_20_body"><text:span text:style-name="Teletype"><text:span text:style-name="T18"/></text:span></text:p>
      <text:p text:style-name="Text_20_body"><text:span text:style-name="Teletype"><text:span text:style-name="T18"><text:s text:c="2"/></text:span></text:span><text:span text:style-name="Teletype"><text:span text:style-name="T12">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2"><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pan text:style-name="Teletype"><text:span text:style-name="T12"><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2"><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text:span></text:span><text:soft-page-break/><text:span text:style-name="Teletype"><text:span text:style-name="T12">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2"><text:s text:c="2"/>As long as we are receiving a train of pulse signals, this process will repeat 20 or so times until we reach the end of the pulses for that signal. Skip down below the code to see what happens when we stop receiving pulses.</text:span></text:span></text:p>
      <text:p text:style-name="Text_20_body"><text:span text:style-name="Teletype"><text:span text:style-name="T12"/></text:span></text:p>
      <text:p text:style-name="Text_20_body"><text:span text:style-name="Teletype"><text:span text:style-name="T15">void loop() { </text:span></text:span></text:p>
      <text:p text:style-name="Text_20_body"><text:span text:style-name="Teletype"><text:span text:style-name="T15"><text:s text:c="2"/></text:span></text:span><text:span text:style-name="Teletype"><text:span text:style-name="T20">// get a pulse reading from the IR sensor</text:span></text:span><text:span text:style-name="Teletype"><text:span text:style-name="T15"> </text:span></text:span></text:p>
      <text:p text:style-name="Text_20_body"><text:span text:style-name="Teletype"><text:span text:style-name="T15"><text:s text:c="2"/>pulse(); </text:span></text:span></text:p>
      <text:p text:style-name="Text_20_body"><text:span text:style-name="Teletype"><text:span text:style-name="T15"><text:s text:c="2"/></text:span></text:span><text:span text:style-name="Teletype"><text:span text:style-name="T20">// now check to see if it is a valide pulse was read (any pulse greater than 0 microseconds)</text:span></text:span><text:span text:style-name="Teletype"><text:span text:style-name="T15"> </text:span></text:span></text:p>
      <text:p text:style-name="Text_20_body"><text:span text:style-name="Teletype"><text:span text:style-name="T15"><text:s text:c="2"/>if (pulse_val &gt; 0){ </text:span></text:span></text:p>
      <text:p text:style-name="Text_20_body"><text:span text:style-name="Teletype"><text:span text:style-name="T15"><text:s text:c="4"/>reading = true; </text:span></text:span><text:span text:style-name="Teletype"><text:span text:style-name="T20">// if so, assert that we are reading a pulse (so we will later know when the pulses stop) </text:span></text:span></text:p>
      <text:p text:style-name="Text_20_body"><text:span text:style-name="Teletype"><text:span text:style-name="T15"><text:s text:c="4"/>booleanize(); </text:span></text:span><text:span text:style-name="Teletype"><text:span text:style-name="T20">// convert each current pulse into a boolean 0 or 1 </text:span></text:span></text:p>
      <text:p text:style-name="Text_20_body"><text:span text:style-name="Teletype"><text:span text:style-name="T15"><text:s text:c="4"/>IRstring += pulse_val; </text:span></text:span><text:span text:style-name="Teletype"><text:span text:style-name="T20">// append each new value to a string data object instead of an array. </text:span></text:span></text:p>
      <text:p text:style-name="Text_20_body"><text:span text:style-name="Teletype"><text:span text:style-name="T15"><text:s text:c="4"/>loop_counter = 0; </text:span></text:span><text:span text:style-name="Teletype"><text:span text:style-name="T20">// since we just read a pulse, reset the pulse counter to 0.</text:span></text:span></text:p>
      <text:p text:style-name="Text_20_body"><text:span text:style-name="Teletype"><text:span text:style-name="T15"><text:s text:c="2"/>} </text:span></text:span></text:p>
      <text:p text:style-name="Text_20_body"><text:span text:style-name="Teletype"><text:span text:style-name="T15"><text:s text:c="2"/></text:span></text:span><text:span text:style-name="Teletype"><text:span text:style-name="T20">// else if the pulse is not greater than 0...</text:span></text:span><text:span text:style-name="Teletype"><text:span text:style-name="T15"> </text:span></text:span></text:p>
      <text:p text:style-name="Text_20_body"><text:span text:style-name="Teletype"><text:span text:style-name="T15"><text:s text:c="2"/>else { </text:span></text:span></text:p>
      <text:p text:style-name="Text_20_body"><text:span text:style-name="Teletype"><text:span text:style-name="T15"><text:s text:c="4"/></text:span></text:span><text:span text:style-name="Teletype"><text:span text:style-name="T20">// if this is the first non-pulse loop cycle after a set of pulses, go ahead and close out the string</text:span></text:span><text:span text:style-name="Teletype"><text:span text:style-name="T15"> </text:span></text:span></text:p>
      <text:p text:style-name="Text_20_body"><text:span text:style-name="Teletype"><text:span text:style-name="T15"><text:s text:c="4"/>if (reading == true){ </text:span></text:span></text:p>
      <text:p text:style-name="Text_20_body"><text:span text:style-name="Teletype"><text:span text:style-name="T20"><text:s text:c="6"/>// OK, we have the end of a signal. Now let's check to make sure the resulting IRstring is long enough </text:span></text:span></text:p>
      <text:p text:style-name="Text_20_body"><text:span text:style-name="Teletype"><text:span text:style-name="T15"><text:s text:c="6"/>if (IRstring.length() &gt;= string_length){ </text:span></text:span></text:p>
      <text:p text:style-name="Text_20_body"><text:span text:style-name="Teletype"><text:span text:style-name="T20"><text:s text:c="8"/>// if the string we just got is the appropriate length, let's get moving! </text:span></text:span></text:p>
      <text:p text:style-name="Text_20_body"><text:span text:style-name="Teletype"><text:span text:style-name="T15"><text:s text:c="8"/>decode_speed(); <text:s/></text:span></text:span><text:span text:style-name="Teletype"><text:span text:style-name="T20">// check speed value </text:span></text:span></text:p>
      <text:p text:style-name="Text_20_body"><text:span text:style-name="Teletype"><text:span text:style-name="T15"><text:s text:c="8"/>decode_turn(); <text:s/></text:span></text:span><text:span text:style-name="Teletype"><text:span text:style-name="T20">// check for turn </text:span></text:span></text:p>
      <text:p text:style-name="Text_20_body"><text:span text:style-name="Teletype"><text:span text:style-name="T15"><text:s text:c="8"/>decode_button(); <text:s/></text:span></text:span><text:span text:style-name="Teletype"><text:span text:style-name="T20">// check button</text:span></text:span><text:span text:style-name="Teletype"><text:span text:style-name="T15"> </text:span></text:span><text:span text:style-name="Teletype"><text:span text:style-name="T23">for reverse signal</text:span></text:span></text:p>
      <text:p text:style-name="Text_20_body"><text:span text:style-name="Teletype"><text:span text:style-name="T15"><text:s text:c="8"/>limit_signal(); <text:s/></text:span></text:span><text:span text:style-name="Teletype"><text:span text:style-name="T20">// check and limit the signal so no bad value is written to the H-bridge </text:span></text:span></text:p>
      <text:p text:style-name="Text_20_body"><text:span text:style-name="Teletype"><text:span text:style-name="T15"><text:s text:c="8"/>write_motors(); <text:s/></text:span></text:span><text:span text:style-name="Teletype"><text:span text:style-name="T20">// finally, write the values to the motors</text:span></text:span></text:p>
      <text:p text:style-name="Text_20_body"><text:span text:style-name="Teletype"><text:span text:style-name="T15"><text:s text:c="6"/>} </text:span></text:span></text:p>
      <text:p text:style-name="Text_20_body"><text:span text:style-name="Teletype"><text:span text:style-name="T15"><text:s text:c="6"/>Serial.println(IRstring); </text:span></text:span><text:span text:style-name="Teletype"><text:span text:style-name="T20">// Now print the full String to the Serial monitor </text:span></text:span></text:p>
      <text:p text:style-name="Text_20_body"><text:span text:style-name="Teletype"><text:span text:style-name="T15"><text:s text:c="6"/>IRstring = ""; <text:s/></text:span></text:span><text:span text:style-name="Teletype"><text:span text:style-name="T20">// and set the string object to be empty "", so we can start over </text:span></text:span></text:p>
      <text:p text:style-name="Text_20_body"><text:span text:style-name="Teletype"><text:span text:style-name="T15"><text:s text:c="4"/>} </text:span></text:span></text:p>
      <text:p text:style-name="Text_20_body"><text:span text:style-name="Teletype"><text:span text:style-name="T15"><text:s text:c="4"/>reading = false; </text:span></text:span><text:span text:style-name="Teletype"><text:span text:style-name="T20">// since we are no longer reading a pulse anymore, set the reading value to false </text:span></text:span></text:p>
      <text:p text:style-name="Text_20_body"><text:span text:style-name="Teletype"><text:span text:style-name="T15"><text:s text:c="4"/>loop_counter++;</text:span></text:span><text:span text:style-name="Teletype"><text:span text:style-name="T20"> // increment the loop counter by adding 1 to it </text:span></text:span></text:p>
      <text:p text:style-name="Text_20_body"><text:span text:style-name="Teletype"><text:span text:style-name="T15"><text:s text:c="4"/></text:span></text:span><text:span text:style-name="Teletype"><text:span text:style-name="T20">// check to see if the loop count has reached 100 cycles without receiving a pulse signal</text:span></text:span><text:span text:style-name="Teletype"><text:span text:style-name="T15"> </text:span></text:span></text:p>
      <text:p text:style-name="Text_20_body"><text:span text:style-name="Teletype"><text:span text:style-name="T15"><text:s text:c="4"/>if (loop_counter &gt; 100){ </text:span></text:span></text:p>
      <text:p text:style-name="Text_20_body"><text:span text:style-name="Teletype"><text:span text:style-name="T20"><text:s text:c="6"/>// at this point, it has been 100 loop cycles (a second or so) without receiving an IR signal </text:span></text:span></text:p>
      <text:p text:style-name="Text_20_body"><text:soft-page-break/><text:span text:style-name="Teletype"><text:span text:style-name="T15"><text:s text:c="6"/>m1_stop(); </text:span></text:span><text:span text:style-name="Teletype"><text:span text:style-name="T20">// so we need to stop both motors </text:span></text:span></text:p>
      <text:p text:style-name="Text_20_body"><text:span text:style-name="Teletype"><text:span text:style-name="T15"><text:s text:c="6"/>m2_stop(); </text:span></text:span><text:span text:style-name="Teletype"><text:span text:style-name="T20">// to keep the robot from driving off into the sunset without us </text:span></text:span></text:p>
      <text:p text:style-name="Text_20_body"><text:span text:style-name="Teletype"><text:span text:style-name="T15"><text:s text:c="6"/>loop_counter = 0;</text:span></text:span><text:span text:style-name="Teletype"><text:span text:style-name="T20"> // also, since we have stopped the robot, we can reset the loop counter </text:span></text:span></text:p>
      <text:p text:style-name="Text_20_body"><text:span text:style-name="Teletype"><text:span text:style-name="T15"><text:s text:c="4"/>} </text:span></text:span></text:p>
      <text:p text:style-name="Text_20_body"><text:span text:style-name="Teletype"><text:span text:style-name="T15"><text:s text:c="2"/>} </text:span></text:span></text:p>
      <text:p text:style-name="Text_20_body"><text:span text:style-name="Teletype"><text:span text:style-name="T15">}</text:span></text:span></text:p>
      <text:p text:style-name="Text_20_body"><text:span text:style-name="Teletype"><text:span text:style-name="T15"/></text:span></text:p>
      <text:p text:style-name="Text_20_body"><text:span text:style-name="Teletype"><text:span text:style-name="T12"><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2"><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2"><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2"><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text:span></text:span><text:span text:style-name="Teletype"><text:span text:style-name="T12">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next pulse.</text:span></text:span></text:p>
      <text:p text:style-name="Text_20_body"><text:span text:style-name="Teletype"><text:span text:style-name="T12"/></text:span></text:p>
      <text:p text:style-name="Text_20_body"><text:span text:style-name="Teletype"><text:span text:style-name="T18">Testing and Debugging</text:span></text:span></text:p>
      <text:p text:style-name="Text_20_body"><text:span text:style-name="Teletype"><text:span text:style-name="T18"/></text:span></text:p>
      <text:p text:style-name="Text_20_body"><text:span text:style-name="Teletype"><text:span text:style-name="T12"><text:s text:c="2"/>That's it! You should be driving your infrared controlled robot around with a helicopter remote – if this is your first act of hackery, congratulations!</text:span></text:span></text:p>
      <text:p text:style-name="Text_20_body"><text:span text:style-name="Teletype"><text:span text:style-name="T12"><text:s text:c="2"/>If your robot is not working on the first try, you might need to double check some things:</text:span></text:span></text:p>
      <text:p text:style-name="Text_20_body"><text:span text:style-name="Teletype"><text:span text:style-name="T12"><text:tab/></text:span></text:span></text:p>
      <text:list xml:id="list17947251581" text:style-name="L1">
        <text:list-item>
          <text:p text:style-name="P7"><text:span text:style-name="Teletype"><text:span text:style-name="T12">Let's first rule out your robot frame and motor-controller setup by referring back to the MakeBlock chapter for how to set up your robot frame, motor-controller connections, and get the appropriate direction commands working with the Arduino alone before trying to </text:span></text:span><text:soft-page-break/><text:span text:style-name="Teletype"><text:span text:style-name="T12">troubleshoot with the IR sensor.</text:span></text:span></text:p>
        </text:list-item>
        <text:list-item>
          <text:p text:style-name="P7"><text:span text:style-name="Teletype"><text:span text:style-name="T12">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7"><text:span text:style-name="Teletype"><text:span text:style-name="T12">If you do not see any string come across the serial monitor when you activate the remote, make sure the IR receiver module is connected correctly: left pin: Arduino D6, center pin: Ground, right pin: +5v. <text:s/></text:span></text:span></text:p>
        </text:list-item>
        <text:list-item>
          <text:p text:style-name="P7"><text:span text:style-name="Teletype"><text:span text:style-name="T12">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7"><text:span text:style-name="Teletype"><text:span text:style-name="T12">If you are getting strings to come across on the serial monitor and they are 20 characters in length but you are not getting movement, make sure the correct index positions are changing 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item>
          <text:p text:style-name="P7"><text:span text:style-name="Teletype"><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10-04T09:19:16</dc:date>
    <dc:creator>JD </dc:creator>
    <meta:editing-duration>P1DT2H25M49S</meta:editing-duration>
    <meta:editing-cycles>76</meta:editing-cycles>
    <meta:document-statistic meta:table-count="5" meta:image-count="0" meta:object-count="0" meta:page-count="19" meta:paragraph-count="988" meta:word-count="8481" meta:character-count="45589"/>
  </office:meta>
</office:document-meta>
</file>